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77.95pt"/>
    </style:style>
    <style:style style:name="co5" style:family="table-column">
      <style:table-column-properties fo:break-before="auto" style:column-width="63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ila_6dis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IZE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SCORE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580952" calcext:value-type="float">
            <text:p>0.580952</text:p>
          </table:table-cell>
          <table:table-cell office:value-type="float" office:value="0.715193" calcext:value-type="float">
            <text:p>0.71519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582792" calcext:value-type="float">
            <text:p>0.582792</text:p>
          </table:table-cell>
          <table:table-cell office:value-type="float" office:value="0.720635" calcext:value-type="float">
            <text:p>0.72063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587143" calcext:value-type="float">
            <text:p>0.587143</text:p>
          </table:table-cell>
          <table:table-cell office:value-type="float" office:value="0.983626" calcext:value-type="float">
            <text:p>0.983626</text:p>
          </table:table-cell>
          <table:table-cell office:value-type="float" office:value="0.580952" calcext:value-type="float">
            <text:p>0.580952</text:p>
          </table:table-cell>
          <table:table-cell office:value-type="float" office:value="0.723982" calcext:value-type="float">
            <text:p>0.723982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57619" calcext:value-type="float">
            <text:p>0.57619</text:p>
          </table:table-cell>
          <table:table-cell office:value-type="float" office:value="0.71746" calcext:value-type="float">
            <text:p>0.7174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57619" calcext:value-type="float">
            <text:p>0.57619</text:p>
          </table:table-cell>
          <table:table-cell office:value-type="float" office:value="0.71746" calcext:value-type="float">
            <text:p>0.7174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588254" calcext:value-type="float">
            <text:p>0.588254</text:p>
          </table:table-cell>
          <table:table-cell office:value-type="float" office:value="0.971905" calcext:value-type="float">
            <text:p>0.971905</text:p>
          </table:table-cell>
          <table:table-cell office:value-type="float" office:value="0.57619" calcext:value-type="float">
            <text:p>0.57619</text:p>
          </table:table-cell>
          <table:table-cell office:value-type="float" office:value="0.729162" calcext:value-type="float">
            <text:p>0.729162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342857" calcext:value-type="float">
            <text:p>0.342857</text:p>
          </table:table-cell>
          <table:table-cell office:value-type="float" office:value="0.552154" calcext:value-type="float">
            <text:p>0.55215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350079" calcext:value-type="float">
            <text:p>0.350079</text:p>
          </table:table-cell>
          <table:table-cell office:value-type="float" office:value="0.561905" calcext:value-type="float">
            <text:p>0.56190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353271" calcext:value-type="float">
            <text:p>0.353271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342857" calcext:value-type="float">
            <text:p>0.342857</text:p>
          </table:table-cell>
          <table:table-cell office:value-type="float" office:value="0.505729" calcext:value-type="float">
            <text:p>0.50572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347619" calcext:value-type="float">
            <text:p>0.347619</text:p>
          </table:table-cell>
          <table:table-cell office:value-type="float" office:value="0.565079" calcext:value-type="float">
            <text:p>0.56507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347619" calcext:value-type="float">
            <text:p>0.347619</text:p>
          </table:table-cell>
          <table:table-cell office:value-type="float" office:value="0.565079" calcext:value-type="float">
            <text:p>0.56507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35619" calcext:value-type="float">
            <text:p>0.35619</text:p>
          </table:table-cell>
          <table:table-cell office:value-type="float" office:value="0.938214" calcext:value-type="float">
            <text:p>0.938214</text:p>
          </table:table-cell>
          <table:table-cell office:value-type="float" office:value="0.347619" calcext:value-type="float">
            <text:p>0.347619</text:p>
          </table:table-cell>
          <table:table-cell office:value-type="float" office:value="0.514789" calcext:value-type="float">
            <text:p>0.51478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89925" calcext:value-type="float">
            <text:p>0.889925</text:p>
          </table:table-cell>
          <table:table-cell office:value-type="float" office:value="0.861905" calcext:value-type="float">
            <text:p>0.861905</text:p>
          </table:table-cell>
          <table:table-cell office:value-type="float" office:value="0.906576" calcext:value-type="float">
            <text:p>0.906576</text:p>
          </table:table-cell>
          <table:table-cell office:value-type="float" office:value="0.863075" calcext:value-type="float">
            <text:p>0.863075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878567" calcext:value-type="float">
            <text:p>0.878567</text:p>
          </table:table-cell>
          <table:table-cell office:value-type="float" office:value="0.862049" calcext:value-type="float">
            <text:p>0.862049</text:p>
          </table:table-cell>
          <table:table-cell office:value-type="float" office:value="0.907937" calcext:value-type="float">
            <text:p>0.907937</text:p>
          </table:table-cell>
          <table:table-cell office:value-type="float" office:value="0.85629" calcext:value-type="float">
            <text:p>0.8562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892619" calcext:value-type="float">
            <text:p>0.892619</text:p>
          </table:table-cell>
          <table:table-cell office:value-type="float" office:value="0.963804" calcext:value-type="float">
            <text:p>0.963804</text:p>
          </table:table-cell>
          <table:table-cell office:value-type="float" office:value="0.861905" calcext:value-type="float">
            <text:p>0.861905</text:p>
          </table:table-cell>
          <table:table-cell office:value-type="float" office:value="0.925191" calcext:value-type="float">
            <text:p>0.925191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97112" calcext:value-type="float">
            <text:p>0.897112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75039" calcext:value-type="float">
            <text:p>0.87503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897112" calcext:value-type="float">
            <text:p>0.897112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75039" calcext:value-type="float">
            <text:p>0.87503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906805" calcext:value-type="float">
            <text:p>0.906805</text:p>
          </table:table-cell>
          <table:table-cell office:value-type="float" office:value="0.963864" calcext:value-type="float">
            <text:p>0.963864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32752" calcext:value-type="float">
            <text:p>0.932752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687945" calcext:value-type="float">
            <text:p>0.687945</text:p>
          </table:table-cell>
          <table:table-cell office:value-type="float" office:value="0.566667" calcext:value-type="float">
            <text:p>0.566667</text:p>
          </table:table-cell>
          <table:table-cell office:value-type="float" office:value="0.704762" calcext:value-type="float">
            <text:p>0.704762</text:p>
          </table:table-cell>
          <table:table-cell office:value-type="float" office:value="0.564127" calcext:value-type="float">
            <text:p>0.564127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664424" calcext:value-type="float">
            <text:p>0.664424</text:p>
          </table:table-cell>
          <table:table-cell office:value-type="float" office:value="0.56092" calcext:value-type="float">
            <text:p>0.56092</text:p>
          </table:table-cell>
          <table:table-cell office:value-type="float" office:value="0.711111" calcext:value-type="float">
            <text:p>0.711111</text:p>
          </table:table-cell>
          <table:table-cell office:value-type="float" office:value="0.546225" calcext:value-type="float">
            <text:p>0.546225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616901" calcext:value-type="float">
            <text:p>0.616901</text:p>
          </table:table-cell>
          <table:table-cell office:value-type="float" office:value="0.878265" calcext:value-type="float">
            <text:p>0.878265</text:p>
          </table:table-cell>
          <table:table-cell office:value-type="float" office:value="0.566667" calcext:value-type="float">
            <text:p>0.566667</text:p>
          </table:table-cell>
          <table:table-cell office:value-type="float" office:value="0.721116" calcext:value-type="float">
            <text:p>0.721116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686303" calcext:value-type="float">
            <text:p>0.686303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569299" calcext:value-type="float">
            <text:p>0.56929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686303" calcext:value-type="float">
            <text:p>0.686303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569299" calcext:value-type="float">
            <text:p>0.56929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624616" calcext:value-type="float">
            <text:p>0.624616</text:p>
          </table:table-cell>
          <table:table-cell office:value-type="float" office:value="0.870723" calcext:value-type="float">
            <text:p>0.870723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723206" calcext:value-type="float">
            <text:p>0.723206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747619" calcext:value-type="float">
            <text:p>0.747619</text:p>
          </table:table-cell>
          <table:table-cell office:value-type="float" office:value="0.823356" calcext:value-type="float">
            <text:p>0.82335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743736" calcext:value-type="float">
            <text:p>0.743736</text:p>
          </table:table-cell>
          <table:table-cell office:value-type="float" office:value="0.831746" calcext:value-type="float">
            <text:p>0.83174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76119" calcext:value-type="float">
            <text:p>0.76119</text:p>
          </table:table-cell>
          <table:table-cell office:value-type="float" office:value="0.973284" calcext:value-type="float">
            <text:p>0.973284</text:p>
          </table:table-cell>
          <table:table-cell office:value-type="float" office:value="0.747619" calcext:value-type="float">
            <text:p>0.747619</text:p>
          </table:table-cell>
          <table:table-cell office:value-type="float" office:value="0.850796" calcext:value-type="float">
            <text:p>0.850796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0.84127" calcext:value-type="float">
            <text:p>0.8412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0.84127" calcext:value-type="float">
            <text:p>0.8412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779612" calcext:value-type="float">
            <text:p>0.779612</text:p>
          </table:table-cell>
          <table:table-cell office:value-type="float" office:value="0.968378" calcext:value-type="float">
            <text:p>0.968378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0.860521" calcext:value-type="float">
            <text:p>0.860521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780943" calcext:value-type="float">
            <text:p>0.780943</text:p>
          </table:table-cell>
          <table:table-cell office:value-type="float" office:value="0.638095" calcext:value-type="float">
            <text:p>0.638095</text:p>
          </table:table-cell>
          <table:table-cell office:value-type="float" office:value="0.754195" calcext:value-type="float">
            <text:p>0.754195</text:p>
          </table:table-cell>
          <table:table-cell office:value-type="float" office:value="0.638489" calcext:value-type="float">
            <text:p>0.63848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757344" calcext:value-type="float">
            <text:p>0.757344</text:p>
          </table:table-cell>
          <table:table-cell office:value-type="float" office:value="0.656092" calcext:value-type="float">
            <text:p>0.656092</text:p>
          </table:table-cell>
          <table:table-cell office:value-type="float" office:value="0.75873" calcext:value-type="float">
            <text:p>0.75873</text:p>
          </table:table-cell>
          <table:table-cell office:value-type="float" office:value="0.63489" calcext:value-type="float">
            <text:p>0.6348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66891" calcext:value-type="float">
            <text:p>0.66891</text:p>
          </table:table-cell>
          <table:table-cell office:value-type="float" office:value="0.941793" calcext:value-type="float">
            <text:p>0.941793</text:p>
          </table:table-cell>
          <table:table-cell office:value-type="float" office:value="0.638095" calcext:value-type="float">
            <text:p>0.638095</text:p>
          </table:table-cell>
          <table:table-cell office:value-type="float" office:value="0.777556" calcext:value-type="float">
            <text:p>0.777556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749629" calcext:value-type="float">
            <text:p>0.749629</text:p>
          </table:table-cell>
          <table:table-cell office:value-type="float" office:value="0.633333" calcext:value-type="float">
            <text:p>0.633333</text:p>
          </table:table-cell>
          <table:table-cell office:value-type="float" office:value="0.755556" calcext:value-type="float">
            <text:p>0.755556</text:p>
          </table:table-cell>
          <table:table-cell office:value-type="float" office:value="0.626829" calcext:value-type="float">
            <text:p>0.62682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749629" calcext:value-type="float">
            <text:p>0.749629</text:p>
          </table:table-cell>
          <table:table-cell office:value-type="float" office:value="0.633333" calcext:value-type="float">
            <text:p>0.633333</text:p>
          </table:table-cell>
          <table:table-cell office:value-type="float" office:value="0.755556" calcext:value-type="float">
            <text:p>0.755556</text:p>
          </table:table-cell>
          <table:table-cell office:value-type="float" office:value="0.626829" calcext:value-type="float">
            <text:p>0.62682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662018" calcext:value-type="float">
            <text:p>0.662018</text:p>
          </table:table-cell>
          <table:table-cell office:value-type="float" office:value="0.935801" calcext:value-type="float">
            <text:p>0.935801</text:p>
          </table:table-cell>
          <table:table-cell office:value-type="float" office:value="0.633333" calcext:value-type="float">
            <text:p>0.633333</text:p>
          </table:table-cell>
          <table:table-cell office:value-type="float" office:value="0.77061" calcext:value-type="float">
            <text:p>0.77061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324242" calcext:value-type="float">
            <text:p>0.324242</text:p>
          </table:table-cell>
          <table:table-cell office:value-type="float" office:value="0.642241" calcext:value-type="float">
            <text:p>0.64224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31061" calcext:value-type="float">
            <text:p>0.83106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33513" calcext:value-type="float">
            <text:p>0.33513</text:p>
          </table:table-cell>
          <table:table-cell office:value-type="float" office:value="0.91778" calcext:value-type="float">
            <text:p>0.91778</text:p>
          </table:table-cell>
          <table:table-cell office:value-type="float" office:value="0.324242" calcext:value-type="float">
            <text:p>0.324242</text:p>
          </table:table-cell>
          <table:table-cell office:value-type="float" office:value="0.483927" calcext:value-type="float">
            <text:p>0.483927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297059" calcext:value-type="float">
            <text:p>0.297059</text:p>
          </table:table-cell>
          <table:table-cell office:value-type="float" office:value="0.675433" calcext:value-type="float">
            <text:p>0.67543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188571" calcext:value-type="float">
            <text:p>0.188571</text:p>
          </table:table-cell>
          <table:table-cell office:value-type="float" office:value="0.824265" calcext:value-type="float">
            <text:p>0.82426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306423" calcext:value-type="float">
            <text:p>0.306423</text:p>
          </table:table-cell>
          <table:table-cell office:value-type="float" office:value="0.909953" calcext:value-type="float">
            <text:p>0.909953</text:p>
          </table:table-cell>
          <table:table-cell office:value-type="float" office:value="0.297059" calcext:value-type="float">
            <text:p>0.297059</text:p>
          </table:table-cell>
          <table:table-cell office:value-type="float" office:value="0.452246" calcext:value-type="float">
            <text:p>0.452246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212121" calcext:value-type="float">
            <text:p>0.212121</text:p>
          </table:table-cell>
          <table:table-cell office:value-type="float" office:value="0.584206" calcext:value-type="float">
            <text:p>0.58420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0303" calcext:value-type="float">
            <text:p>0.8030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215011" calcext:value-type="float">
            <text:p>0.215011</text:p>
          </table:table-cell>
          <table:table-cell office:value-type="float" office:value="0.953333" calcext:value-type="float">
            <text:p>0.953333</text:p>
          </table:table-cell>
          <table:table-cell office:value-type="float" office:value="0.212121" calcext:value-type="float">
            <text:p>0.212121</text:p>
          </table:table-cell>
          <table:table-cell office:value-type="float" office:value="0.34771" calcext:value-type="float">
            <text:p>0.34771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194118" calcext:value-type="float">
            <text:p>0.194118</text:p>
          </table:table-cell>
          <table:table-cell office:value-type="float" office:value="0.628028" calcext:value-type="float">
            <text:p>0.62802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117857" calcext:value-type="float">
            <text:p>0.117857</text:p>
          </table:table-cell>
          <table:table-cell office:value-type="float" office:value="0.798529" calcext:value-type="float">
            <text:p>0.79852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196106" calcext:value-type="float">
            <text:p>0.196106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194118" calcext:value-type="float">
            <text:p>0.194118</text:p>
          </table:table-cell>
          <table:table-cell office:value-type="float" office:value="0.324665" calcext:value-type="float">
            <text:p>0.324665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690909" calcext:value-type="float">
            <text:p>0.690909</text:p>
          </table:table-cell>
          <table:table-cell office:value-type="float" office:value="0.859596" calcext:value-type="float">
            <text:p>0.85959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22727" calcext:value-type="float">
            <text:p>0.92272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719001" calcext:value-type="float">
            <text:p>0.719001</text:p>
          </table:table-cell>
          <table:table-cell office:value-type="float" office:value="0.944567" calcext:value-type="float">
            <text:p>0.944567</text:p>
          </table:table-cell>
          <table:table-cell office:value-type="float" office:value="0.690909" calcext:value-type="float">
            <text:p>0.690909</text:p>
          </table:table-cell>
          <table:table-cell office:value-type="float" office:value="0.811941" calcext:value-type="float">
            <text:p>0.811941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661765" calcext:value-type="float">
            <text:p>0.661765</text:p>
          </table:table-cell>
          <table:table-cell office:value-type="float" office:value="0.867301" calcext:value-type="float">
            <text:p>0.86730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418274" calcext:value-type="float">
            <text:p>0.418274</text:p>
          </table:table-cell>
          <table:table-cell office:value-type="float" office:value="0.915441" calcext:value-type="float">
            <text:p>0.91544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692532" calcext:value-type="float">
            <text:p>0.692532</text:p>
          </table:table-cell>
          <table:table-cell office:value-type="float" office:value="0.938023" calcext:value-type="float">
            <text:p>0.938023</text:p>
          </table:table-cell>
          <table:table-cell office:value-type="float" office:value="0.661765" calcext:value-type="float">
            <text:p>0.661765</text:p>
          </table:table-cell>
          <table:table-cell office:value-type="float" office:value="0.795043" calcext:value-type="float">
            <text:p>0.795043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236364" calcext:value-type="float">
            <text:p>0.236364</text:p>
          </table:table-cell>
          <table:table-cell office:value-type="float" office:value="0.596878" calcext:value-type="float">
            <text:p>0.59687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09091" calcext:value-type="float">
            <text:p>0.80909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241742" calcext:value-type="float">
            <text:p>0.241742</text:p>
          </table:table-cell>
          <table:table-cell office:value-type="float" office:value="0.924206" calcext:value-type="float">
            <text:p>0.924206</text:p>
          </table:table-cell>
          <table:table-cell office:value-type="float" office:value="0.236364" calcext:value-type="float">
            <text:p>0.236364</text:p>
          </table:table-cell>
          <table:table-cell office:value-type="float" office:value="0.380095" calcext:value-type="float">
            <text:p>0.380095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217647" calcext:value-type="float">
            <text:p>0.217647</text:p>
          </table:table-cell>
          <table:table-cell office:value-type="float" office:value="0.640311" calcext:value-type="float">
            <text:p>0.64031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150298" calcext:value-type="float">
            <text:p>0.150298</text:p>
          </table:table-cell>
          <table:table-cell office:value-type="float" office:value="0.804412" calcext:value-type="float">
            <text:p>0.80441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220895" calcext:value-type="float">
            <text:p>0.220895</text:p>
          </table:table-cell>
          <table:table-cell office:value-type="float" office:value="0.941667" calcext:value-type="float">
            <text:p>0.941667</text:p>
          </table:table-cell>
          <table:table-cell office:value-type="float" office:value="0.217647" calcext:value-type="float">
            <text:p>0.217647</text:p>
          </table:table-cell>
          <table:table-cell office:value-type="float" office:value="0.357259" calcext:value-type="float">
            <text:p>0.357259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742424" calcext:value-type="float">
            <text:p>0.742424</text:p>
          </table:table-cell>
          <table:table-cell office:value-type="float" office:value="0.89045" calcext:value-type="float">
            <text:p>0.8904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35606" calcext:value-type="float">
            <text:p>0.93560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77659" calcext:value-type="float">
            <text:p>0.77659</text:p>
          </table:table-cell>
          <table:table-cell office:value-type="float" office:value="0.940489" calcext:value-type="float">
            <text:p>0.940489</text:p>
          </table:table-cell>
          <table:table-cell office:value-type="float" office:value="0.742424" calcext:value-type="float">
            <text:p>0.742424</text:p>
          </table:table-cell>
          <table:table-cell office:value-type="float" office:value="0.848627" calcext:value-type="float">
            <text:p>0.848627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685294" calcext:value-type="float">
            <text:p>0.685294</text:p>
          </table:table-cell>
          <table:table-cell office:value-type="float" office:value="0.887457" calcext:value-type="float">
            <text:p>0.88745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404464" calcext:value-type="float">
            <text:p>0.404464</text:p>
          </table:table-cell>
          <table:table-cell office:value-type="float" office:value="0.921324" calcext:value-type="float">
            <text:p>0.92132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716987" calcext:value-type="float">
            <text:p>0.716987</text:p>
          </table:table-cell>
          <table:table-cell office:value-type="float" office:value="0.939833" calcext:value-type="float">
            <text:p>0.939833</text:p>
          </table:table-cell>
          <table:table-cell office:value-type="float" office:value="0.685294" calcext:value-type="float">
            <text:p>0.685294</text:p>
          </table:table-cell>
          <table:table-cell office:value-type="float" office:value="0.812104" calcext:value-type="float">
            <text:p>0.812104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360606" calcext:value-type="float">
            <text:p>0.360606</text:p>
          </table:table-cell>
          <table:table-cell office:value-type="float" office:value="0.659504" calcext:value-type="float">
            <text:p>0.65950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40152" calcext:value-type="float">
            <text:p>0.84015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620875" calcext:value-type="float">
            <text:p>0.62087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285834" calcext:value-type="float">
            <text:p>0.285834</text:p>
          </table:table-cell>
          <table:table-cell office:value-type="float" office:value="0.66875" calcext:value-type="float">
            <text:p>0.6687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342432" calcext:value-type="float">
            <text:p>0.342432</text:p>
          </table:table-cell>
          <table:table-cell office:value-type="float" office:value="0.958498" calcext:value-type="float">
            <text:p>0.958498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50353" calcext:value-type="float">
            <text:p>0.50353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34359" calcext:value-type="float">
            <text:p>0.34359</text:p>
          </table:table-cell>
          <table:table-cell office:value-type="float" office:value="0.631164" calcext:value-type="float">
            <text:p>0.63116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284583" calcext:value-type="float">
            <text:p>0.284583</text:p>
          </table:table-cell>
          <table:table-cell office:value-type="float" office:value="0.671795" calcext:value-type="float">
            <text:p>0.67179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348493" calcext:value-type="float">
            <text:p>0.348493</text:p>
          </table:table-cell>
          <table:table-cell office:value-type="float" office:value="0.956314" calcext:value-type="float">
            <text:p>0.956314</text:p>
          </table:table-cell>
          <table:table-cell office:value-type="float" office:value="0.34359" calcext:value-type="float">
            <text:p>0.34359</text:p>
          </table:table-cell>
          <table:table-cell office:value-type="float" office:value="0.510202" calcext:value-type="float">
            <text:p>0.510202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599187" calcext:value-type="float">
            <text:p>0.59918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248494" calcext:value-type="float">
            <text:p>0.248494</text:p>
          </table:table-cell>
          <table:table-cell office:value-type="float" office:value="0.64875" calcext:value-type="float">
            <text:p>0.6487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298974" calcext:value-type="float">
            <text:p>0.298974</text:p>
          </table:table-cell>
          <table:table-cell office:value-type="float" office:value="0.983974" calcext:value-type="float">
            <text:p>0.983974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456271" calcext:value-type="float">
            <text:p>0.456271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302564" calcext:value-type="float">
            <text:p>0.302564</text:p>
          </table:table-cell>
          <table:table-cell office:value-type="float" office:value="0.606969" calcext:value-type="float">
            <text:p>0.60696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245833" calcext:value-type="float">
            <text:p>0.245833</text:p>
          </table:table-cell>
          <table:table-cell office:value-type="float" office:value="0.651282" calcext:value-type="float">
            <text:p>0.65128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304049" calcext:value-type="float">
            <text:p>0.304049</text:p>
          </table:table-cell>
          <table:table-cell office:value-type="float" office:value="0.983333" calcext:value-type="float">
            <text:p>0.983333</text:p>
          </table:table-cell>
          <table:table-cell office:value-type="float" office:value="0.302564" calcext:value-type="float">
            <text:p>0.302564</text:p>
          </table:table-cell>
          <table:table-cell office:value-type="float" office:value="0.464471" calcext:value-type="float">
            <text:p>0.464471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27784" calcext:value-type="float">
            <text:p>0.827784</text:p>
          </table:table-cell>
          <table:table-cell office:value-type="float" office:value="0.815" calcext:value-type="float">
            <text:p>0.815</text:p>
          </table:table-cell>
          <table:table-cell office:value-type="float" office:value="0.894" calcext:value-type="float">
            <text:p>0.894</text:p>
          </table:table-cell>
          <table:table-cell office:value-type="float" office:value="0.815184" calcext:value-type="float">
            <text:p>0.815184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832456" calcext:value-type="float">
            <text:p>0.832456</text:p>
          </table:table-cell>
          <table:table-cell office:value-type="float" office:value="0.807096" calcext:value-type="float">
            <text:p>0.807096</text:p>
          </table:table-cell>
          <table:table-cell office:value-type="float" office:value="0.9075" calcext:value-type="float">
            <text:p>0.9075</text:p>
          </table:table-cell>
          <table:table-cell office:value-type="float" office:value="0.811554" calcext:value-type="float">
            <text:p>0.811554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869503" calcext:value-type="float">
            <text:p>0.869503</text:p>
          </table:table-cell>
          <table:table-cell office:value-type="float" office:value="0.929066" calcext:value-type="float">
            <text:p>0.929066</text:p>
          </table:table-cell>
          <table:table-cell office:value-type="float" office:value="0.815" calcext:value-type="float">
            <text:p>0.815</text:p>
          </table:table-cell>
          <table:table-cell office:value-type="float" office:value="0.897527" calcext:value-type="float">
            <text:p>0.897527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32782" calcext:value-type="float">
            <text:p>0.832782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900723" calcext:value-type="float">
            <text:p>0.900723</text:p>
          </table:table-cell>
          <table:table-cell office:value-type="float" office:value="0.821013" calcext:value-type="float">
            <text:p>0.821013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842769" calcext:value-type="float">
            <text:p>0.842769</text:p>
          </table:table-cell>
          <table:table-cell office:value-type="float" office:value="0.812917" calcext:value-type="float">
            <text:p>0.812917</text:p>
          </table:table-cell>
          <table:table-cell office:value-type="float" office:value="0.910256" calcext:value-type="float">
            <text:p>0.910256</text:p>
          </table:table-cell>
          <table:table-cell office:value-type="float" office:value="0.821514" calcext:value-type="float">
            <text:p>0.821514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876877" calcext:value-type="float">
            <text:p>0.876877</text:p>
          </table:table-cell>
          <table:table-cell office:value-type="float" office:value="0.927694" calcext:value-type="float">
            <text:p>0.927694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900839" calcext:value-type="float">
            <text:p>0.900839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2925" calcext:value-type="float">
            <text:p>0.2925</text:p>
          </table:table-cell>
          <table:table-cell office:value-type="float" office:value="0.595438" calcext:value-type="float">
            <text:p>0.59543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244071" calcext:value-type="float">
            <text:p>0.244071</text:p>
          </table:table-cell>
          <table:table-cell office:value-type="float" office:value="0.64625" calcext:value-type="float">
            <text:p>0.6462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294652" calcext:value-type="float">
            <text:p>0.294652</text:p>
          </table:table-cell>
          <table:table-cell office:value-type="float" office:value="0.976282" calcext:value-type="float">
            <text:p>0.976282</text:p>
          </table:table-cell>
          <table:table-cell office:value-type="float" office:value="0.2925" calcext:value-type="float">
            <text:p>0.2925</text:p>
          </table:table-cell>
          <table:table-cell office:value-type="float" office:value="0.450657" calcext:value-type="float">
            <text:p>0.450657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3" calcext:value-type="float">
            <text:p>0.3</text:p>
          </table:table-cell>
          <table:table-cell office:value-type="float" office:value="0.605654" calcext:value-type="float">
            <text:p>0.60565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24375" calcext:value-type="float">
            <text:p>0.2437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302128" calcext:value-type="float">
            <text:p>0.302128</text:p>
          </table:table-cell>
          <table:table-cell office:value-type="float" office:value="0.975" calcext:value-type="float">
            <text:p>0.975</text:p>
          </table:table-cell>
          <table:table-cell office:value-type="float" office:value="0.3" calcext:value-type="float">
            <text:p>0.3</text:p>
          </table:table-cell>
          <table:table-cell office:value-type="float" office:value="0.461287" calcext:value-type="float">
            <text:p>0.461287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75" calcext:value-type="float">
            <text:p>0.75</text:p>
          </table:table-cell>
          <table:table-cell office:value-type="float" office:value="0.857062" calcext:value-type="float">
            <text:p>0.85706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735599" calcext:value-type="float">
            <text:p>0.735599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776408" calcext:value-type="float">
            <text:p>0.776408</text:p>
          </table:table-cell>
          <table:table-cell office:value-type="float" office:value="0.954126" calcext:value-type="float">
            <text:p>0.954126</text:p>
          </table:table-cell>
          <table:table-cell office:value-type="float" office:value="0.75" calcext:value-type="float">
            <text:p>0.75</text:p>
          </table:table-cell>
          <table:table-cell office:value-type="float" office:value="0.853875" calcext:value-type="float">
            <text:p>0.853875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748718" calcext:value-type="float">
            <text:p>0.748718</text:p>
          </table:table-cell>
          <table:table-cell office:value-type="float" office:value="0.858974" calcext:value-type="float">
            <text:p>0.85897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731667" calcext:value-type="float">
            <text:p>0.731667</text:p>
          </table:table-cell>
          <table:table-cell office:value-type="float" office:value="0.874359" calcext:value-type="float">
            <text:p>0.87435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781474" calcext:value-type="float">
            <text:p>0.781474</text:p>
          </table:table-cell>
          <table:table-cell office:value-type="float" office:value="0.954951" calcext:value-type="float">
            <text:p>0.954951</text:p>
          </table:table-cell>
          <table:table-cell office:value-type="float" office:value="0.748718" calcext:value-type="float">
            <text:p>0.748718</text:p>
          </table:table-cell>
          <table:table-cell office:value-type="float" office:value="0.854478" calcext:value-type="float">
            <text:p>0.854478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4" calcext:value-type="float">
            <text:p>0.4</text:p>
          </table:table-cell>
          <table:table-cell office:value-type="float" office:value="0.6595" calcext:value-type="float">
            <text:p>0.659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37646" calcext:value-type="float">
            <text:p>0.37646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429548" calcext:value-type="float">
            <text:p>0.429548</text:p>
          </table:table-cell>
          <table:table-cell office:value-type="float" office:value="0.841319" calcext:value-type="float">
            <text:p>0.841319</text:p>
          </table:table-cell>
          <table:table-cell office:value-type="float" office:value="0.4" calcext:value-type="float">
            <text:p>0.4</text:p>
          </table:table-cell>
          <table:table-cell office:value-type="float" office:value="0.564618" calcext:value-type="float">
            <text:p>0.564618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4" calcext:value-type="float">
            <text:p>0.4</text:p>
          </table:table-cell>
          <table:table-cell office:value-type="float" office:value="0.66384" calcext:value-type="float">
            <text:p>0.6638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367917" calcext:value-type="float">
            <text:p>0.367917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429688" calcext:value-type="float">
            <text:p>0.429688</text:p>
          </table:table-cell>
          <table:table-cell office:value-type="float" office:value="0.841607" calcext:value-type="float">
            <text:p>0.841607</text:p>
          </table:table-cell>
          <table:table-cell office:value-type="float" office:value="0.4" calcext:value-type="float">
            <text:p>0.4</text:p>
          </table:table-cell>
          <table:table-cell office:value-type="float" office:value="0.566735" calcext:value-type="float">
            <text:p>0.566735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336364" calcext:value-type="float">
            <text:p>0.336364</text:p>
          </table:table-cell>
          <table:table-cell office:value-type="float" office:value="0.709314" calcext:value-type="float">
            <text:p>0.709314</text:p>
          </table:table-cell>
          <table:table-cell office:value-type="string" calcext:value-type="string">
            <text:p>nan</text:p>
          </table:table-cell>
        </table:table-row>
      </table:table>
      <table:table table:name="Sheet2" table:style-name="ta2">
        <table:table-column table:style-name="co6" table:default-cell-style-name="Default"/>
        <table:table-row table:style-name="ro1">
          <table:table-cell/>
        </table:table-row>
      </table:table>
      <table:table table:name="disc_seeds" table:style-name="ta1">
        <table:table-column table:style-name="co6" table:number-columns-repeated="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IZE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57619" calcext:value-type="float">
            <text:p>0.57619</text:p>
          </table:table-cell>
          <table:table-cell office:value-type="float" office:value="0.71746" calcext:value-type="float">
            <text:p>0.7174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347619" calcext:value-type="float">
            <text:p>0.347619</text:p>
          </table:table-cell>
          <table:table-cell office:value-type="float" office:value="0.565079" calcext:value-type="float">
            <text:p>0.56507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97112" calcext:value-type="float">
            <text:p>0.897112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75039" calcext:value-type="float">
            <text:p>0.875039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686303" calcext:value-type="float">
            <text:p>0.686303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569299" calcext:value-type="float">
            <text:p>0.569299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0.84127" calcext:value-type="float">
            <text:p>0.8412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749629" calcext:value-type="float">
            <text:p>0.749629</text:p>
          </table:table-cell>
          <table:table-cell office:value-type="float" office:value="0.633333" calcext:value-type="float">
            <text:p>0.633333</text:p>
          </table:table-cell>
          <table:table-cell office:value-type="float" office:value="0.755556" calcext:value-type="float">
            <text:p>0.755556</text:p>
          </table:table-cell>
          <table:table-cell office:value-type="float" office:value="0.626829" calcext:value-type="float">
            <text:p>0.626829</text:p>
          </table:table-cell>
        </table:table-row>
      </table:table>
      <table:table table:name="disc_ecoli" table:style-name="ta1">
        <table:table-column table:style-name="co6" table:number-columns-repeated="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IZE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297059" calcext:value-type="float">
            <text:p>0.297059</text:p>
          </table:table-cell>
          <table:table-cell office:value-type="float" office:value="0.675433" calcext:value-type="float">
            <text:p>0.67543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194118" calcext:value-type="float">
            <text:p>0.194118</text:p>
          </table:table-cell>
          <table:table-cell office:value-type="float" office:value="0.628028" calcext:value-type="float">
            <text:p>0.62802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661765" calcext:value-type="float">
            <text:p>0.661765</text:p>
          </table:table-cell>
          <table:table-cell office:value-type="float" office:value="0.867301" calcext:value-type="float">
            <text:p>0.8673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217647" calcext:value-type="float">
            <text:p>0.217647</text:p>
          </table:table-cell>
          <table:table-cell office:value-type="float" office:value="0.640311" calcext:value-type="float">
            <text:p>0.64031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685294" calcext:value-type="float">
            <text:p>0.685294</text:p>
          </table:table-cell>
          <table:table-cell office:value-type="float" office:value="0.887457" calcext:value-type="float">
            <text:p>0.88745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336364" calcext:value-type="float">
            <text:p>0.336364</text:p>
          </table:table-cell>
          <table:table-cell office:value-type="float" office:value="0.709314" calcext:value-type="float">
            <text:p>0.709314</text:p>
          </table:table-cell>
          <table:table-cell office:value-type="string" calcext:value-type="string">
            <text:p>nan</text:p>
          </table:table-cell>
        </table:table-row>
      </table:table>
      <table:table table:name="disc_ukm" table:style-name="ta1">
        <table:table-column table:style-name="co6" table:number-columns-repeated="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IZE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34359" calcext:value-type="float">
            <text:p>0.34359</text:p>
          </table:table-cell>
          <table:table-cell office:value-type="float" office:value="0.631164" calcext:value-type="float">
            <text:p>0.63116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302564" calcext:value-type="float">
            <text:p>0.302564</text:p>
          </table:table-cell>
          <table:table-cell office:value-type="float" office:value="0.606969" calcext:value-type="float">
            <text:p>0.60696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32782" calcext:value-type="float">
            <text:p>0.832782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900723" calcext:value-type="float">
            <text:p>0.900723</text:p>
          </table:table-cell>
          <table:table-cell office:value-type="float" office:value="0.821013" calcext:value-type="float">
            <text:p>0.821013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3" calcext:value-type="float">
            <text:p>0.3</text:p>
          </table:table-cell>
          <table:table-cell office:value-type="float" office:value="0.605654" calcext:value-type="float">
            <text:p>0.60565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748718" calcext:value-type="float">
            <text:p>0.748718</text:p>
          </table:table-cell>
          <table:table-cell office:value-type="float" office:value="0.858974" calcext:value-type="float">
            <text:p>0.85897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4" calcext:value-type="float">
            <text:p>0.4</text:p>
          </table:table-cell>
          <table:table-cell office:value-type="float" office:value="0.66384" calcext:value-type="float">
            <text:p>0.66384</text:p>
          </table:table-cell>
          <table:table-cell office:value-type="string" calcext:value-type="string">
            <text:p>nan</text:p>
          </table:table-cell>
        </table:table-row>
      </table:table>
      <table:table table:name="cross" table:style-name="ta1">
        <table:table-column table:style-name="co6" table:number-columns-repeated="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IZE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SCOR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27784" calcext:value-type="float">
            <text:p>0.827784</text:p>
          </table:table-cell>
          <table:table-cell office:value-type="float" office:value="0.815" calcext:value-type="float">
            <text:p>0.815</text:p>
          </table:table-cell>
          <table:table-cell office:value-type="float" office:value="0.894" calcext:value-type="float">
            <text:p>0.894</text:p>
          </table:table-cell>
          <table:table-cell office:value-type="float" office:value="0.815184" calcext:value-type="float">
            <text:p>0.8151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32782" calcext:value-type="float">
            <text:p>0.832782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900723" calcext:value-type="float">
            <text:p>0.900723</text:p>
          </table:table-cell>
          <table:table-cell office:value-type="float" office:value="0.821013" calcext:value-type="float">
            <text:p>0.8210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2925" calcext:value-type="float">
            <text:p>0.2925</text:p>
          </table:table-cell>
          <table:table-cell office:value-type="float" office:value="0.595438" calcext:value-type="float">
            <text:p>0.595438</text:p>
          </table:table-cell>
          <table:table-cell office:value-type="string" calcext:value-type="string">
            <text:p>n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3" calcext:value-type="float">
            <text:p>0.3</text:p>
          </table:table-cell>
          <table:table-cell office:value-type="float" office:value="0.605654" calcext:value-type="float">
            <text:p>0.605654</text:p>
          </table:table-cell>
          <table:table-cell office:value-type="string" calcext:value-type="string">
            <text:p>n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89925" calcext:value-type="float">
            <text:p>0.889925</text:p>
          </table:table-cell>
          <table:table-cell office:value-type="float" office:value="0.861905" calcext:value-type="float">
            <text:p>0.861905</text:p>
          </table:table-cell>
          <table:table-cell office:value-type="float" office:value="0.906576" calcext:value-type="float">
            <text:p>0.906576</text:p>
          </table:table-cell>
          <table:table-cell office:value-type="float" office:value="0.863075" calcext:value-type="float">
            <text:p>0.8630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97112" calcext:value-type="float">
            <text:p>0.897112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75039" calcext:value-type="float">
            <text:p>0.8750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687945" calcext:value-type="float">
            <text:p>0.687945</text:p>
          </table:table-cell>
          <table:table-cell office:value-type="float" office:value="0.566667" calcext:value-type="float">
            <text:p>0.566667</text:p>
          </table:table-cell>
          <table:table-cell office:value-type="float" office:value="0.704762" calcext:value-type="float">
            <text:p>0.704762</text:p>
          </table:table-cell>
          <table:table-cell office:value-type="float" office:value="0.564127" calcext:value-type="float">
            <text:p>0.5641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686303" calcext:value-type="float">
            <text:p>0.686303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569299" calcext:value-type="float">
            <text:p>0.5692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690909" calcext:value-type="float">
            <text:p>0.690909</text:p>
          </table:table-cell>
          <table:table-cell office:value-type="float" office:value="0.859596" calcext:value-type="float">
            <text:p>0.859596</text:p>
          </table:table-cell>
          <table:table-cell office:value-type="string" calcext:value-type="string">
            <text:p>n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661765" calcext:value-type="float">
            <text:p>0.661765</text:p>
          </table:table-cell>
          <table:table-cell office:value-type="float" office:value="0.867301" calcext:value-type="float">
            <text:p>0.867301</text:p>
          </table:table-cell>
          <table:table-cell office:value-type="string" calcext:value-type="string">
            <text:p>n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236364" calcext:value-type="float">
            <text:p>0.236364</text:p>
          </table:table-cell>
          <table:table-cell office:value-type="float" office:value="0.596878" calcext:value-type="float">
            <text:p>0.596878</text:p>
          </table:table-cell>
          <table:table-cell office:value-type="string" calcext:value-type="string">
            <text:p>n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217647" calcext:value-type="float">
            <text:p>0.217647</text:p>
          </table:table-cell>
          <table:table-cell office:value-type="float" office:value="0.640311" calcext:value-type="float">
            <text:p>0.640311</text:p>
          </table:table-cell>
          <table:table-cell office:value-type="string" calcext:value-type="string">
            <text:p>nan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1"/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690909" calcext:value-type="float">
            <text:p>0.690909</text:p>
          </table:table-cell>
          <table:table-cell office:value-type="float" office:value="0.859596" calcext:value-type="float">
            <text:p>0.85959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22727" calcext:value-type="float">
            <text:p>0.92272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719001" calcext:value-type="float">
            <text:p>0.719001</text:p>
          </table:table-cell>
          <table:table-cell office:value-type="float" office:value="0.944567" calcext:value-type="float">
            <text:p>0.944567</text:p>
          </table:table-cell>
          <table:table-cell office:value-type="float" office:value="0.690909" calcext:value-type="float">
            <text:p>0.690909</text:p>
          </table:table-cell>
          <table:table-cell office:value-type="float" office:value="0.811941" calcext:value-type="float">
            <text:p>0.81194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661765" calcext:value-type="float">
            <text:p>0.661765</text:p>
          </table:table-cell>
          <table:table-cell office:value-type="float" office:value="0.867301" calcext:value-type="float">
            <text:p>0.8673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418274" calcext:value-type="float">
            <text:p>0.418274</text:p>
          </table:table-cell>
          <table:table-cell office:value-type="float" office:value="0.915441" calcext:value-type="float">
            <text:p>0.91544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692532" calcext:value-type="float">
            <text:p>0.692532</text:p>
          </table:table-cell>
          <table:table-cell office:value-type="float" office:value="0.938023" calcext:value-type="float">
            <text:p>0.938023</text:p>
          </table:table-cell>
          <table:table-cell office:value-type="float" office:value="0.661765" calcext:value-type="float">
            <text:p>0.661765</text:p>
          </table:table-cell>
          <table:table-cell office:value-type="float" office:value="0.795043" calcext:value-type="float">
            <text:p>0.795043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236364" calcext:value-type="float">
            <text:p>0.236364</text:p>
          </table:table-cell>
          <table:table-cell office:value-type="float" office:value="0.596878" calcext:value-type="float">
            <text:p>0.59687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09091" calcext:value-type="float">
            <text:p>0.80909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241742" calcext:value-type="float">
            <text:p>0.241742</text:p>
          </table:table-cell>
          <table:table-cell office:value-type="float" office:value="0.924206" calcext:value-type="float">
            <text:p>0.924206</text:p>
          </table:table-cell>
          <table:table-cell office:value-type="float" office:value="0.236364" calcext:value-type="float">
            <text:p>0.236364</text:p>
          </table:table-cell>
          <table:table-cell office:value-type="float" office:value="0.380095" calcext:value-type="float">
            <text:p>0.380095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217647" calcext:value-type="float">
            <text:p>0.217647</text:p>
          </table:table-cell>
          <table:table-cell office:value-type="float" office:value="0.640311" calcext:value-type="float">
            <text:p>0.64031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150298" calcext:value-type="float">
            <text:p>0.150298</text:p>
          </table:table-cell>
          <table:table-cell office:value-type="float" office:value="0.804412" calcext:value-type="float">
            <text:p>0.80441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220895" calcext:value-type="float">
            <text:p>0.220895</text:p>
          </table:table-cell>
          <table:table-cell office:value-type="float" office:value="0.941667" calcext:value-type="float">
            <text:p>0.941667</text:p>
          </table:table-cell>
          <table:table-cell office:value-type="float" office:value="0.217647" calcext:value-type="float">
            <text:p>0.217647</text:p>
          </table:table-cell>
          <table:table-cell office:value-type="float" office:value="0.357259" calcext:value-type="float">
            <text:p>0.357259</text:p>
          </table:table-cell>
        </table:table-row>
      </table:table>
      <table:table table:name="bayes" table:style-name="ta1">
        <table:table-column table:style-name="co6" table:number-columns-repeated="10" table:default-cell-style-name="Default"/>
        <table:table-row table:style-name="ro1">
          <table:table-cell office:value-type="string" calcext:value-type="string">
            <text:p>CLASSIFIE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IZE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ILA</text:p>
          </table:table-cell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32782" calcext:value-type="float">
            <text:p>0.832782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900723" calcext:value-type="float">
            <text:p>0.900723</text:p>
          </table:table-cell>
          <table:table-cell office:value-type="float" office:value="0.821013" calcext:value-type="float">
            <text:p>0.821013</text:p>
          </table:table-cell>
        </table:table-row>
        <table:table-row table:style-name="ro1">
          <table:table-cell office:value-type="string" calcext:value-type="string">
            <text:p>ILA</text:p>
          </table:table-cell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3" calcext:value-type="float">
            <text:p>0.3</text:p>
          </table:table-cell>
          <table:table-cell office:value-type="float" office:value="0.605654" calcext:value-type="float">
            <text:p>0.60565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ILA</text:p>
          </table:table-cell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97112" calcext:value-type="float">
            <text:p>0.897112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75039" calcext:value-type="float">
            <text:p>0.875039</text:p>
          </table:table-cell>
        </table:table-row>
        <table:table-row table:style-name="ro1">
          <table:table-cell office:value-type="string" calcext:value-type="string">
            <text:p>ILA</text:p>
          </table:table-cell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686303" calcext:value-type="float">
            <text:p>0.686303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569299" calcext:value-type="float">
            <text:p>0.569299</text:p>
          </table:table-cell>
        </table:table-row>
        <table:table-row table:style-name="ro1">
          <table:table-cell office:value-type="string" calcext:value-type="string">
            <text:p>ILA</text:p>
          </table:table-cell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661765" calcext:value-type="float">
            <text:p>0.661765</text:p>
          </table:table-cell>
          <table:table-cell office:value-type="float" office:value="0.867301" calcext:value-type="float">
            <text:p>0.8673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ILA</text:p>
          </table:table-cell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217647" calcext:value-type="float">
            <text:p>0.217647</text:p>
          </table:table-cell>
          <table:table-cell office:value-type="float" office:value="0.640311" calcext:value-type="float">
            <text:p>0.64031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BAYES</text:p>
          </table:table-cell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808824" calcext:value-type="float">
            <text:p>0.808824</text:p>
          </table:table-cell>
          <table:table-cell office:value-type="float" office:value="0.945415" calcext:value-type="float">
            <text:p>0.94541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BAYES</text:p>
          </table:table-cell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814706" calcext:value-type="float">
            <text:p>0.814706</text:p>
          </table:table-cell>
          <table:table-cell office:value-type="float" office:value="0.945156" calcext:value-type="float">
            <text:p>0.94515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BAYES</text:p>
          </table:table-cell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0.917394" calcext:value-type="float">
            <text:p>0.917394</text:p>
          </table:table-cell>
          <table:table-cell office:value-type="float" office:value="0.909524" calcext:value-type="float">
            <text:p>0.909524</text:p>
          </table:table-cell>
          <table:table-cell office:value-type="float" office:value="0.939683" calcext:value-type="float">
            <text:p>0.939683</text:p>
          </table:table-cell>
          <table:table-cell office:value-type="float" office:value="0.909374" calcext:value-type="float">
            <text:p>0.909374</text:p>
          </table:table-cell>
        </table:table-row>
        <table:table-row table:style-name="ro1">
          <table:table-cell office:value-type="string" calcext:value-type="string">
            <text:p>BAYES</text:p>
          </table:table-cell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float" office:value="0.914749" calcext:value-type="float">
            <text:p>0.914749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36508" calcext:value-type="float">
            <text:p>0.936508</text:p>
          </table:table-cell>
          <table:table-cell office:value-type="float" office:value="0.903987" calcext:value-type="float">
            <text:p>0.903987</text:p>
          </table:table-cell>
        </table:table-row>
        <table:table-row table:style-name="ro1">
          <table:table-cell office:value-type="string" calcext:value-type="string">
            <text:p>BAYES</text:p>
          </table:table-cell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0.887925" calcext:value-type="float">
            <text:p>0.887925</text:p>
          </table:table-cell>
          <table:table-cell office:value-type="float" office:value="0.869231" calcext:value-type="float">
            <text:p>0.869231</text:p>
          </table:table-cell>
          <table:table-cell office:value-type="float" office:value="0.92735" calcext:value-type="float">
            <text:p>0.92735</text:p>
          </table:table-cell>
          <table:table-cell office:value-type="float" office:value="0.867466" calcext:value-type="float">
            <text:p>0.867466</text:p>
          </table:table-cell>
        </table:table-row>
        <table:table-row table:style-name="ro1">
          <table:table-cell office:value-type="string" calcext:value-type="string">
            <text:p>BAYES</text:p>
          </table:table-cell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0.878199" calcext:value-type="float">
            <text:p>0.878199</text:p>
          </table:table-cell>
          <table:table-cell office:value-type="float" office:value="0.858974" calcext:value-type="float">
            <text:p>0.858974</text:p>
          </table:table-cell>
          <table:table-cell office:value-type="float" office:value="0.92117" calcext:value-type="float">
            <text:p>0.92117</text:p>
          </table:table-cell>
          <table:table-cell office:value-type="float" office:value="0.859507" calcext:value-type="float">
            <text:p>0.859507</text:p>
          </table:table-cell>
        </table:table-row>
        <table:table-row table:style-name="ro1">
          <table:table-cell office:value-type="string" calcext:value-type="string">
            <text:p>GAUSSIANB</text:p>
          </table:table-cell>
          <table:table-cell table:style-name="ce1" office:value-type="string" calcext:value-type="string">
            <text:p>seeds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-</text:p>
          </table:table-cell>
          <table:table-cell table:style-name="ce2" office:value-type="float" office:value="0.90212" calcext:value-type="float">
            <text:p>0.902</text:p>
          </table:table-cell>
          <table:table-cell table:style-name="ce2" office:value-type="float" office:value="0.87619" calcext:value-type="float">
            <text:p>0.876</text:p>
          </table:table-cell>
          <table:table-cell table:style-name="ce2" office:value-type="float" office:value="0.91746" calcext:value-type="float">
            <text:p>0.917</text:p>
          </table:table-cell>
          <table:table-cell table:style-name="ce2" office:value-type="float" office:value="0.876763" calcext:value-type="float">
            <text:p>0.877</text:p>
          </table:table-cell>
        </table:table-row>
        <table:table-row table:style-name="ro1">
          <table:table-cell office:value-type="string" calcext:value-type="string">
            <text:p>GAUSSIANB</text:p>
          </table:table-cell>
          <table:table-cell table:style-name="ce1" office:value-type="string" calcext:value-type="string">
            <text:p>ecoli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-</text:p>
          </table:table-cell>
          <table:table-cell table:style-name="ce2" office:value-type="string" calcext:value-type="string">
            <text:p>nan</text:p>
          </table:table-cell>
          <table:table-cell table:style-name="ce2" office:value-type="float" office:value="0.411765" calcext:value-type="float">
            <text:p>0.412</text:p>
          </table:table-cell>
          <table:table-cell table:style-name="ce2" office:value-type="float" office:value="0.679931" calcext:value-type="float">
            <text:p>0.680</text:p>
          </table:table-cell>
          <table:table-cell table:style-name="ce2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GAUSSIANB</text:p>
          </table:table-cell>
          <table:table-cell table:style-name="ce1" office:value-type="string" calcext:value-type="string">
            <text:p>ukm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-</text:p>
          </table:table-cell>
          <table:table-cell table:style-name="ce2" office:value-type="float" office:value="0.88021" calcext:value-type="float">
            <text:p>0.880</text:p>
          </table:table-cell>
          <table:table-cell table:style-name="ce2" office:value-type="float" office:value="0.864103" calcext:value-type="float">
            <text:p>0.864</text:p>
          </table:table-cell>
          <table:table-cell table:style-name="ce2" office:value-type="float" office:value="0.924063" calcext:value-type="float">
            <text:p>0.924</text:p>
          </table:table-cell>
          <table:table-cell table:style-name="ce2" office:value-type="float" office:value="0.863617" calcext:value-type="float">
            <text:p>0.864</text:p>
          </table:table-cell>
        </table:table-row>
      </table:table>
      <table:table table:name="timings" table:style-name="ta1">
        <table:table-column table:style-name="co6" table:number-columns-repeated="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ILA TIME</text:p>
          </table:table-cell>
          <table:table-cell table:style-name="ce1" office:value-type="string" calcext:value-type="string">
            <text:p>BAYES TIME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float" office:value="2" calcext:value-type="float">
            <text:p>2</text:p>
          </table:table-cell>
          <table:table-cell office:value-type="float" office:value="445" calcext:value-type="float">
            <text:p>4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float" office:value="4" calcext:value-type="float">
            <text:p>4</text:p>
          </table:table-cell>
          <table:table-cell office:value-type="float" office:value="8670" calcext:value-type="float">
            <text:p>86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float" office:value="6" calcext:value-type="float">
            <text:p>6</text:p>
          </table:table-cell>
          <table:table-cell office:value-type="float" office:value="52153" calcext:value-type="float">
            <text:p>521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2" calcext:value-type="float">
            <text:p>2</text:p>
          </table:table-cell>
          <table:table-cell office:value-type="float" office:value="1818" calcext:value-type="float">
            <text:p>18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4" calcext:value-type="float">
            <text:p>4</text:p>
          </table:table-cell>
          <table:table-cell office:value-type="float" office:value="47064" calcext:value-type="float">
            <text:p>470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6" calcext:value-type="float">
            <text:p>6</text:p>
          </table:table-cell>
          <table:table-cell office:value-type="float" office:value="337903" calcext:value-type="float">
            <text:p>3379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float" office:value="4" calcext:value-type="float">
            <text:p>4</text:p>
          </table:table-cell>
          <table:table-cell office:value-type="float" office:value="6693" calcext:value-type="float">
            <text:p>66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float" office:value="6" calcext:value-type="float">
            <text:p>6</text:p>
          </table:table-cell>
          <table:table-cell office:value-type="float" office:value="15191" calcext:value-type="float">
            <text:p>15191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  <table:database-ranges>
        <table:database-range table:name="__Anonymous_Sheet_DB__0" table:target-range-address="ila_6dis_results.A1:ila_6dis_results.I106" table:display-filter-buttons="true">
          <table:filter>
            <table:filter-and>
              <table:filter-condition table:field-number="0" table:value="ecoli" table:operator="="/>
              <table:filter-condition table:field-number="3" table:value="w" table:operator="="/>
              <table:filter-condition table:field-number="2" table:value="stratified" table:operator="="/>
            </table:filter-and>
          </table:filter>
        </table:database-range>
        <table:database-range table:name="__Anonymous_Sheet_DB__7" table:target-range-address="timings.A1:timings.D19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Linux_X86_64 LibreOffice_project/40m0$Build-3</meta:generator>
    <dc:date>2017-11-05T15:21:55.978612476</dc:date>
    <meta:editing-duration>PT17M57S</meta:editing-duration>
    <meta:editing-cycles>3</meta:editing-cycles>
    <meta:document-statistic meta:table-count="8" meta:cell-count="1568" meta:object-count="0"/>
  </office:meta>
</office:document-meta>
</file>